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08181c" officeooo:paragraph-rsid="0008181c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181c" officeooo:paragraph-rsid="0008dfa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8625" officeooo:paragraph-rsid="00098625" style:font-size-asian="10.5pt" style:font-weight-asian="normal" style:font-size-complex="12pt" style:font-weight-complex="normal"/>
    </style:style>
    <style:style style:name="T1" style:family="text">
      <style:text-properties officeooo:rsid="0008d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2">Tipografia general: </text:p>
      <text:p text:style-name="P2"><text:span text:style-name="T1"><text:tab/>Fuente de la letra: fantasy</text:span></text:p>
      <text:p text:style-name="P2"><text:tab/><text:span text:style-name="T1">Tamaño: 20px;</text:span></text:p>
      <text:p text:style-name="P2"/>
      <text:p text:style-name="P3">h2: titulos de el index, </text:p>
      <text:p text:style-name="P3">h3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8:12:21.511258180</meta:creation-date>
    <dc:date>2020-02-07T18:40:31.849659821</dc:date>
    <meta:editing-duration>PT18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8" meta:character-count="104" meta:non-whitespace-character-count="88"/>
  </office:meta>
</office:document-meta>
</file>